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9T18:23:36.295969241</dc:date>
    <meta:editing-duration>P17DT18H37M59S</meta:editing-duration>
    <meta:editing-cycles>49</meta:editing-cycles>
    <meta:generator>LibreOffice/5.1.6.2$Linux_X86_64 LibreOffice_project/1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